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import numpy as np</text:p>
      <text:p text:style-name="Standard">import seaborn as sns</text:p>
      <text:p text:style-name="Standard">import matplotlib.pyplot as plt</text:p>
      <text:p text:style-name="Standard">from sklearn.model_selection import train_test_split</text:p>
      <text:p text:style-name="Standard">from sklearn.preprocessing import StandardScaler, LabelEncoder</text:p>
      <text:p text:style-name="Standard">from sklearn.linear_model import LogisticRegression</text:p>
      <text:p text:style-name="Standard">from sklearn.metrics import accuracy_score, confusion_matrix, classification_report, roc_auc_score, roc_curve</text:p>
      <text:p text:style-name="Standard"/>
      <text:p text:style-name="Standard"># Load Dataset</text:p>
      <text:p text:style-name="Standard">df = pd.read_csv("airlines.csv")</text:p>
      <text:p text:style-name="Standard"/>
      <text:p text:style-name="Standard"># Inspect the dataset</text:p>
      <text:p text:style-name="Standard">print(df.info())</text:p>
      <text:p text:style-name="Standard">print(df.describe())</text:p>
      <text:p text:style-name="Standard"/>
      <text:p text:style-name="Standard"># Handling missing values</text:p>
      <text:p text:style-name="Standard">df.fillna(df.median(), inplace=True)</text:p>
      <text:p text:style-name="Standard"/>
      <text:p text:style-name="Standard"># Encoding Categorical Variables</text:p>
      <text:p text:style-name="Standard">le = LabelEncoder()</text:p>
      <text:p text:style-name="Standard">df['Satisfaction'] = le.fit_transform(df['Satisfaction']) <text:s/># Convert to binary (0/1)</text:p>
      <text:p text:style-name="Standard">df['Customer Type'] = le.fit_transform(df['Customer Type'])</text:p>
      <text:p text:style-name="Standard">df['Type of Travel'] = le.fit_transform(df['Type of Travel'])</text:p>
      <text:p text:style-name="Standard">df['Class'] = le.fit_transform(df['Class'])</text:p>
      <text:p text:style-name="Standard"/>
      <text:p text:style-name="Standard"># Feature Engineering: Creating new features</text:p>
      <text:p text:style-name="Standard">df['Total Delay'] = df['Departure Delay in Minutes'] + df['Arrival Delay in Minutes']</text:p>
      <text:p text:style-name="Standard">df['Delay Category'] = pd.cut(df['Total Delay'], bins=[-1, 5, 30, np.inf], labels=['Short', 'Moderate', 'Long'])</text:p>
      <text:p text:style-name="Standard">df['Service Score'] = df[['Seat Comfort', 'Food and Drink', 'Inflight Wifi Service', 'Inflight Entertainment',</text:p>
      <text:p text:style-name="Standard"><text:s text:c="26"/>'Online Support', 'Ease of Online Booking', 'On-board Service', 'Leg Room Service',</text:p>
      <text:p text:style-name="Standard"><text:s text:c="26"/>'Baggage Handling', 'Check-in Service', 'Cleanliness', 'Online Boarding']].mean(axis=1)</text:p>
      <text:p text:style-name="Standard"/>
      <text:p text:style-name="Standard"># Encoding New Categorical Feature</text:p>
      <text:p text:style-name="Standard">df['Delay Category'] = le.fit_transform(df['Delay Category'])</text:p>
      <text:p text:style-name="Standard"/>
      <text:p text:style-name="Standard"># Selecting Features &amp; Target Variable</text:p>
      <text:p text:style-name="Standard">X = df[['Age', 'Customer Type', 'Type of Travel', 'Class', 'Flight Distance', 'Seat Comfort',</text:p>
      <text:p text:style-name="Standard"><text:s text:c="8"/>'Departure/Arrival Time Convenient', 'Food and Drink', 'Gate Location', 'Inflight Wifi Service',</text:p>
      <text:p text:style-name="Standard"><text:s text:c="8"/>'Inflight Entertainment', 'Online Support', 'Ease of Online Booking', 'On-board Service',</text:p>
      <text:p text:style-name="Standard"><text:s text:c="8"/>'Leg Room Service', 'Baggage Handling', 'Check-in Service', 'Cleanliness', 'Online Boarding',</text:p>
      <text:p text:style-name="Standard"><text:s text:c="8"/>'Total Delay', 'Delay Category', 'Service Score']]</text:p>
      <text:p text:style-name="Standard">y = df['Satisfaction']</text:p>
      <text:p text:style-name="Standard"/>
      <text:p text:style-name="Standard"># Splitting Dataset</text:p>
      <text:p text:style-name="Standard">X_train, X_test, y_train, y_test = train_test_split(X, y, test_size=0.2, random_state=42)</text:p>
      <text:p text:style-name="Standard"/>
      <text:p text:style-name="Standard"># Standardizing Numerical Features</text:p>
      <text:p text:style-name="Standard"><text:soft-page-break/>scaler = StandardScaler()</text:p>
      <text:p text:style-name="Standard">X_train = scaler.fit_transform(X_train)</text:p>
      <text:p text:style-name="Standard">X_test = scaler.transform(X_test)</text:p>
      <text:p text:style-name="Standard"/>
      <text:p text:style-name="Standard"># Building Logistic Regression Model</text:p>
      <text:p text:style-name="Standard">model = LogisticRegression()</text:p>
      <text:p text:style-name="Standard">model.fit(X_train, y_train)</text:p>
      <text:p text:style-name="Standard"/>
      <text:p text:style-name="Standard"># Predictions</text:p>
      <text:p text:style-name="Standard">y_pred = model.predict(X_test)</text:p>
      <text:p text:style-name="Standard">y_prob = model.predict_proba(X_test)[:, 1]</text:p>
      <text:p text:style-name="Standard"/>
      <text:p text:style-name="Standard"># Model Evaluation</text:p>
      <text:p text:style-name="Standard">accuracy = accuracy_score(y_test, y_pred)</text:p>
      <text:p text:style-name="Standard">conf_matrix = confusion_matrix(y_test, y_pred)</text:p>
      <text:p text:style-name="Standard">report = classification_report(y_test, y_pred)</text:p>
      <text:p text:style-name="Standard">roc_auc = roc_auc_score(y_test, y_prob)</text:p>
      <text:p text:style-name="Standard"/>
      <text:p text:style-name="Standard">print(f"Accuracy: {accuracy}")</text:p>
      <text:p text:style-name="Standard">print(f"Confusion Matrix:\n{conf_matrix}")</text:p>
      <text:p text:style-name="Standard">print(f"Classification Report:\n{report}")</text:p>
      <text:p text:style-name="Standard">print(f"ROC-AUC Score: {roc_auc}")</text:p>
      <text:p text:style-name="Standard"/>
      <text:p text:style-name="Standard"># Plot ROC Curve</text:p>
      <text:p text:style-name="Standard">fpr, tpr, _ = roc_curve(y_test, y_prob)</text:p>
      <text:p text:style-name="Standard">plt.figure(figsize=(8,6))</text:p>
      <text:p text:style-name="Standard">plt.plot(fpr, tpr, label=f'ROC Curve (AUC = {roc_auc:.2f}')</text:p>
      <text:p text:style-name="Standard">plt.plot([0, 1], [0, 1], linestyle='--', color='gray')</text:p>
      <text:p text:style-name="Standard">plt.xlabel('False Positive Rate')</text:p>
      <text:p text:style-name="Standard">plt.ylabel('True Positive Rate')</text:p>
      <text:p text:style-name="Standard">plt.title('ROC Curve')</text:p>
      <text:p text:style-name="Standard">plt.legend(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33:39.031248939</meta:creation-date>
    <dc:date>2025-02-05T12:34:00.126105707</dc:date>
    <meta:editing-duration>PT21S</meta:editing-duration>
    <meta:editing-cycles>1</meta:editing-cycles>
    <meta:document-statistic meta:table-count="0" meta:image-count="0" meta:object-count="0" meta:page-count="2" meta:paragraph-count="67" meta:word-count="322" meta:character-count="3061" meta:non-whitespace-character-count="2722"/>
    <meta:generator>LibreOffice/7.3.7.2$Linux_X86_64 LibreOffice_project/30$Build-2</meta:generator>
  </office:meta>
</office:document-meta>
</file>